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SLTT10" svg:font-family="CMSLTT10"/>
    <style:font-face style:name="Inconsolata-zi4r" svg:font-family="Inconsolata-zi4r"/>
    <style:font-face style:name="NimbusMonL-Regu" svg:font-family="NimbusMonL-Regu"/>
    <style:font-face style:name="Times New Roman1" svg:font-family="'Times New Roman'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6pt" fo:font-weight="normal" fo:background-color="transparent" style:font-name-asian="NimbusMonL-Regu" style:font-size-asian="16pt" style:font-weight-asian="normal" style:font-name-complex="NimbusMonL-Regu" style:font-size-complex="16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6pt" fo:font-weight="normal" fo:background-color="transparent" style:font-name-asian="NimbusMonL-Regu" style:font-size-asian="16pt" style:font-weight-asian="normal" style:font-name-complex="NimbusMonL-Regu" style:font-size-complex="16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6pt" fo:font-weight="normal" fo:background-color="transparent" style:font-name-asian="CMSLTT10" style:font-size-asian="16pt" style:font-weight-asian="normal" style:font-name-complex="CMSLTT10" style:font-size-complex="16pt" style:font-weight-complex="normal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6pt" fo:font-weight="normal" fo:background-color="transparent" style:font-name-asian="CMSLTT10" style:font-size-asian="16pt" style:font-weight-asian="normal" style:font-name-complex="CMSLTT10" style:font-size-complex="16pt" style:font-weight-complex="normal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6pt" fo:font-weight="normal" fo:background-color="transparent" style:font-name-asian="Courier" style:font-size-asian="16pt" style:font-weight-asian="normal" style:font-name-complex="Courier" style:font-size-complex="16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6pt" fo:font-weight="normal" fo:background-color="transparent" style:font-name-asian="Courier" style:font-size-asian="16pt" style:font-weight-asian="normal" style:font-name-complex="Courier" style:font-size-complex="16pt" style:font-weight-complex="normal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6pt" fo:font-weight="normal" fo:background-color="#ffff00" style:font-name-asian="CMSLTT10" style:font-size-asian="16pt" style:font-weight-asian="normal" style:font-name-complex="CMSLTT10" style:font-size-complex="16pt" style:font-weight-complex="normal"/>
    </style:style>
    <style:style style:name="P8" style:family="paragraph" style:parent-style-name="Standard">
      <style:text-properties style:use-window-font-color="true" style:font-name="Times New Roman" fo:font-size="16pt" fo:font-style="normal" fo:font-weight="normal" fo:background-color="transparent" style:font-name-asian="CMSLTT10" style:font-size-asian="16pt" style:font-style-asian="normal" style:font-weight-asian="normal" style:font-name-complex="CMSLTT10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6pt" fo:font-style="normal" fo:font-weight="normal" fo:background-color="transparent" style:font-name-asian="CMSLTT10" style:font-size-asian="16pt" style:font-style-asian="normal" style:font-weight-asian="normal" style:font-name-complex="CMSLTT10" style:font-size-complex="16pt" style:font-style-complex="normal" style:font-weight-complex="normal"/>
    </style:style>
    <style:style style:name="P10" style:family="paragraph" style:parent-style-name="Standard">
      <style:text-properties style:use-window-font-color="true" style:font-name="Times New Roman" fo:font-size="16pt" fo:font-style="normal" fo:font-weight="normal" fo:background-color="transparent" style:font-name-asian="NimbusMonL-Regu" style:font-size-asian="16pt" style:font-style-asian="normal" style:font-weight-asian="normal" style:font-name-complex="NimbusMonL-Regu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6pt" fo:font-style="normal" fo:font-weight="normal" fo:background-color="transparent" style:font-name-asian="NimbusMonL-Regu" style:font-size-asian="16pt" style:font-style-asian="normal" style:font-weight-asian="normal" style:font-name-complex="NimbusMonL-Regu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6pt" fo:font-style="normal" fo:font-weight="normal" fo:background-color="#ffff00" style:font-name-asian="NimbusMonL-Regu" style:font-size-asian="16pt" style:font-style-asian="normal" style:font-weight-asian="normal" style:font-name-complex="NimbusMonL-Regu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6pt" fo:background-color="transparent" style:font-name-asian="NimbusMonL-Regu" style:font-size-asian="16pt" style:font-name-complex="NimbusMonL-Regu" style:font-size-complex="16pt"/>
    </style:style>
    <style:style style:name="P14" style:family="paragraph" style:parent-style-name="Standard">
      <style:text-properties style:use-window-font-color="true" style:font-name="Times New Roman" fo:font-size="16pt" fo:background-color="transparent" style:font-size-asian="16pt" style:font-size-complex="16pt"/>
    </style:style>
    <style:style style:name="P15" style:family="paragraph" style:parent-style-name="Standard">
      <style:text-properties style:use-window-font-color="true" style:font-name="Times New Roman" fo:font-size="16pt" fo:font-style="italic" fo:font-weight="normal" fo:background-color="transparent" style:font-name-asian="NimbusMonL-Regu" style:font-size-asian="16pt" style:font-style-asian="italic" style:font-weight-asian="normal" style:font-name-complex="NimbusMonL-Regu" style:font-size-complex="16pt" style:font-style-complex="italic" style:font-weight-complex="normal"/>
    </style:style>
    <style:style style:name="P16" style:family="paragraph" style:parent-style-name="Standard">
      <style:text-properties style:use-window-font-color="true" fo:font-size="16pt" fo:font-weight="normal" fo:background-color="transparent" style:font-size-asian="16pt" style:font-weight-asian="normal" style:font-size-complex="16pt" style:font-weight-complex="normal"/>
    </style:style>
    <style:style style:name="P17" style:family="paragraph" style:parent-style-name="Standard">
      <style:text-properties style:use-window-font-color="true" fo:font-size="16pt" fo:font-weight="normal" fo:background-color="#ffff00" style:font-size-asian="16pt" style:font-weight-asian="normal" style:font-size-complex="16pt" style:font-weight-complex="normal"/>
    </style:style>
    <style:style style:name="P18" style:family="paragraph" style:parent-style-name="Standard">
      <style:text-properties style:use-window-font-color="true" fo:font-size="16pt" fo:font-weight="bold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text-properties style:use-window-font-color="true" fo:font-size="16pt" fo:background-color="transparent" style:font-size-asian="16pt" style:font-size-complex="16pt"/>
    </style:style>
    <style:style style:name="P20" style:family="paragraph" style:parent-style-name="Standard">
      <style:text-properties style:use-window-font-color="true" style:font-name="Inconsolata-zi4r" fo:font-size="14pt" fo:background-color="transparent" style:font-name-asian="Inconsolata-zi4r" style:font-size-asian="14pt" style:font-name-complex="Inconsolata-zi4r" style:font-size-complex="14pt"/>
    </style:style>
    <style:style style:name="P21" style:family="paragraph" style:parent-style-name="Standard">
      <style:text-properties style:use-window-font-color="true" style:font-name="Inconsolata-zi4r" fo:font-size="14pt" fo:font-weight="normal" fo:background-color="transparent" style:font-name-asian="Inconsolata-zi4r" style:font-size-asian="14pt" style:font-weight-asian="normal" style:font-name-complex="Inconsolata-zi4r" style:font-size-complex="14pt" style:font-weight-complex="normal"/>
    </style:style>
    <style:style style:name="P22" style:family="paragraph" style:parent-style-name="Standard">
      <style:text-properties style:use-window-font-color="true" style:font-name="Inconsolata-zi4r" fo:font-size="16pt" fo:font-weight="bold" fo:background-color="#ffff00" style:font-name-asian="Inconsolata-zi4r" style:font-size-asian="16pt" style:font-weight-asian="bold" style:font-name-complex="Inconsolata-zi4r" style:font-size-complex="16pt" style:font-weight-complex="bold"/>
    </style:style>
    <style:style style:name="P23" style:family="paragraph" style:parent-style-name="Standard">
      <style:text-properties style:use-window-font-color="true" style:font-name="Inconsolata-zi4r" fo:font-size="16pt" fo:font-weight="normal" fo:background-color="#ffff00" style:font-name-asian="Inconsolata-zi4r" style:font-size-asian="16pt" style:font-weight-asian="normal" style:font-name-complex="Inconsolata-zi4r" style:font-size-complex="16pt" style:font-weight-complex="normal"/>
    </style:style>
    <style:style style:name="P24" style:family="paragraph" style:parent-style-name="Standard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P25" style:family="paragraph" style:parent-style-name="Standard">
      <style:text-properties fo:color="#800000" fo:font-size="16pt" fo:font-weight="bold" fo:background-color="#ffff00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8pt" style:font-size-asian="18pt" style:font-size-complex="18pt"/>
    </style:style>
    <style:style style:name="P27" style:family="paragraph" style:parent-style-name="Standard">
      <style:text-properties fo:color="#ff00cc" style:font-name="Times New Roman" fo:font-size="16pt" fo:font-style="normal" fo:font-weight="normal" fo:background-color="transparent" style:font-name-asian="CMSLTT10" style:font-size-asian="16pt" style:font-style-asian="normal" style:font-weight-asian="normal" style:font-name-complex="CMSLTT10" style:font-size-complex="16pt" style:font-style-complex="normal" style:font-weight-complex="normal"/>
    </style:style>
    <style:style style:name="P28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tab-stops>
          <style:tab-stop style:position="9.8543in"/>
        </style:tab-stops>
        <style:background-image/>
      </style:paragraph-properties>
      <style:text-properties style:use-window-font-color="true" style:font-name="Times New Roman" fo:font-size="16pt" fo:font-style="normal" fo:font-weight="normal" fo:background-color="transparent" style:font-name-asian="CMSLTT10" style:font-size-asian="16pt" style:font-style-asian="normal" style:font-weight-asian="normal" style:font-name-complex="CMSLTT10" style:font-size-complex="16pt" style:font-style-complex="normal" style:font-weight-complex="normal"/>
    </style:style>
    <style:style style:name="P29" style:family="paragraph" style:parent-style-name="Standard">
      <style:paragraph-properties fo:margin-top="0.0201in" fo:margin-bottom="0.0201in" style:line-height-at-least="0.1in"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6pt" fo:font-style="italic" fo:font-weight="normal" fo:background-color="transparent" style:font-name-asian="CMSLTT10" style:font-size-asian="16pt" style:font-style-asian="italic" style:font-weight-asian="normal" style:font-name-complex="CMSLTT10" style:font-size-complex="16pt" style:font-style-complex="italic" style:font-weight-complex="normal"/>
    </style:style>
    <style:style style:name="P3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style:font-name="Times New Roman" fo:font-size="15pt" style:font-name-asian="NimbusMonL-Regu" style:font-size-asian="15pt" style:font-name-complex="NimbusMonL-Regu" style:font-size-complex="15pt"/>
    </style:style>
    <style:style style:name="P31" style:family="paragraph" style:parent-style-name="Standard">
      <style:paragraph-properties fo:margin-top="0.0201in" fo:margin-bottom="0.0201in" fo:text-align="start" style:justify-single-word="fals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6pt" fo:font-style="normal" fo:font-weight="normal" fo:background-color="transparent" style:font-name-asian="CMSLTT10" style:font-size-asian="16pt" style:font-style-asian="normal" style:font-weight-asian="normal" style:font-name-complex="CMSLTT10" style:font-size-complex="16pt" style:font-style-complex="normal" style:font-weight-complex="normal"/>
    </style:style>
    <style:style style:name="P32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style:font-name="Times New Roman" fo:font-size="16pt" fo:font-weight="normal" fo:background-color="transparent" style:font-name-asian="Inconsolata-zi4r" style:font-size-asian="16pt" style:font-weight-asian="normal" style:font-name-complex="Inconsolata-zi4r" style:font-size-complex="16pt" style:font-weight-complex="normal"/>
    </style:style>
    <style:style style:name="P33" style:family="paragraph" style:parent-style-name="Standard">
      <style:paragraph-properties fo:margin-top="0.0201in" fo:margin-bottom="0.0201in" fo:text-align="start" style:justify-single-word="fals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6pt" fo:font-weight="normal" fo:background-color="transparent" style:font-name-asian="Inconsolata-zi4r" style:font-size-asian="16pt" style:font-weight-asian="normal" style:font-name-complex="Inconsolata-zi4r" style:font-size-complex="16pt" style:font-weight-complex="normal"/>
    </style:style>
    <style:style style:name="P34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style:font-name="Times New Roman" fo:font-size="16pt" fo:font-weight="normal" fo:background-color="#ffff00" style:font-name-asian="CMSLTT10" style:font-size-asian="16pt" style:font-weight-asian="normal" style:font-name-complex="CMSLTT10" style:font-size-complex="16pt" style:font-weight-complex="normal"/>
    </style:style>
    <style:style style:name="P35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style:font-name="Times New Roman" fo:font-size="15pt" fo:font-style="normal" fo:font-weight="normal" fo:background-color="transparent" style:font-name-asian="NimbusMonL-Regu" style:font-size-asian="15pt" style:font-style-asian="normal" style:font-weight-asian="normal" style:font-name-complex="NimbusMonL-Regu" style:font-size-complex="15pt" style:font-style-complex="normal" style:font-weight-complex="normal"/>
    </style:style>
    <style:style style:name="P36" style:family="paragraph" style:parent-style-name="Standard">
      <style:paragraph-properties fo:margin-top="0.0201in" fo:margin-bottom="0.0201in" fo:text-align="start" style:justify-single-word="fals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5pt" fo:font-style="normal" fo:font-weight="normal" fo:background-color="transparent" style:font-name-asian="CMSLTT10" style:font-size-asian="15pt" style:font-style-asian="normal" style:font-weight-asian="normal" style:font-name-complex="CMSLTT10" style:font-size-complex="15pt" style:font-style-complex="normal" style:font-weight-complex="normal"/>
    </style:style>
    <style:style style:name="P37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style:font-name="Times New Roman" fo:font-size="15pt" fo:font-style="normal" fo:font-weight="normal" fo:background-color="#ffff00" style:font-name-asian="NimbusMonL-Regu" style:font-size-asian="15pt" style:font-style-asian="normal" style:font-weight-asian="normal" style:font-name-complex="NimbusMonL-Regu" style:font-size-complex="15pt" style:font-style-complex="normal" style:font-weight-complex="normal"/>
    </style:style>
    <style:style style:name="P38" style:family="paragraph" style:parent-style-name="Standard">
      <style:paragraph-properties fo:margin-top="0.0201in" fo:margin-bottom="0.0201in" fo:text-align="start" style:justify-single-word="false" style:text-autospace="none"/>
      <style:text-properties style:use-window-font-color="true" fo:font-size="15pt" fo:font-weight="normal" fo:background-color="transparent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margin-top="0.0693in" fo:margin-bottom="0.0693in" fo:text-align="start" style:justify-single-word="false" style:shadow="none" style:text-autospace="none">
        <style:tab-stops>
          <style:tab-stop style:position="9.8543in"/>
        </style:tab-stops>
      </style:paragraph-properties>
      <style:text-properties fo:color="#ff00cc" style:font-name="Times New Roman" fo:font-size="16pt" fo:font-weight="normal" fo:background-color="transparent" style:font-name-asian="Courier" style:font-size-asian="16pt" style:font-weight-asian="normal" style:font-name-complex="Courier" style:font-size-complex="16pt" style:font-weight-complex="normal"/>
    </style:style>
    <style:style style:name="P40" style:family="paragraph" style:parent-style-name="Standard">
      <style:paragraph-properties fo:margin-top="0.0693in" fo:margin-bottom="0.0693in" fo:text-align="start" style:justify-single-word="false" style:shadow="non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6pt" fo:font-weight="normal" fo:background-color="transparent" style:font-name-asian="CMSLTT10" style:font-size-asian="16pt" style:font-weight-asian="normal" style:font-name-complex="CMSLTT10" style:font-size-complex="16pt" style:font-weight-complex="normal"/>
    </style:style>
    <style:style style:name="P41" style:family="paragraph" style:parent-style-name="Standard">
      <style:paragraph-properties fo:margin-top="0.0693in" fo:margin-bottom="0.0693in" fo:text-align="start" style:justify-single-word="false" style:shadow="non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6pt" fo:font-weight="normal" fo:background-color="transparent" style:font-name-asian="Courier" style:font-size-asian="16pt" style:font-weight-asian="normal" style:font-name-complex="Courier" style:font-size-complex="16pt" style:font-weight-complex="normal"/>
    </style:style>
    <style:style style:name="P42" style:family="paragraph" style:parent-style-name="Standard">
      <style:paragraph-properties fo:margin-top="0.0693in" fo:margin-bottom="0.0693in" fo:text-align="start" style:justify-single-word="false" fo:background-color="transparent" style:shadow="none" style:text-autospace="none">
        <style:tab-stops>
          <style:tab-stop style:position="9.8543in"/>
        </style:tab-stops>
        <style:background-image/>
      </style:paragraph-properties>
      <style:text-properties style:use-window-font-color="true" style:font-name="Times New Roman" fo:font-size="16pt" fo:font-weight="normal" fo:background-color="#ffff00" style:font-name-asian="CMSLTT10" style:font-size-asian="16pt" style:font-weight-asian="normal" style:font-name-complex="CMSLTT10" style:font-size-complex="16pt" style:font-weight-complex="normal"/>
    </style:style>
    <style:style style:name="P43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6pt" fo:font-weight="normal" fo:background-color="transparent" style:font-name-asian="CMSLTT10" style:font-size-asian="16pt" style:font-weight-asian="normal" style:font-name-complex="CMSLTT10" style:font-size-complex="16pt" style:font-weight-complex="normal"/>
    </style:style>
    <style:style style:name="P44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6pt" fo:font-weight="normal" fo:background-color="transparent" style:font-name-asian="NimbusMonL-Regu" style:font-size-asian="16pt" style:font-weight-asian="normal" style:font-name-complex="NimbusMonL-Regu" style:font-size-complex="16pt" style:font-weight-complex="normal"/>
    </style:style>
    <style:style style:name="P45" style:family="paragraph" style:parent-style-name="Standard">
      <style:paragraph-properties fo:text-align="start" style:justify-single-word="false" fo:background-color="transparent" style:shadow="none" style:text-autospace="none">
        <style:tab-stops>
          <style:tab-stop style:position="9.8543in"/>
        </style:tab-stops>
        <style:background-image/>
      </style:paragraph-properties>
      <style:text-properties style:use-window-font-color="true" style:font-name="Times New Roman" fo:font-size="16pt" fo:font-weight="normal" fo:background-color="#ffff00" style:font-name-asian="CMSLTT10" style:font-size-asian="16pt" style:font-weight-asian="normal" style:font-name-complex="CMSLTT10" style:font-size-complex="16pt" style:font-weight-complex="normal"/>
    </style:style>
    <style:style style:name="P46" style:family="paragraph" style:parent-style-name="Standard">
      <style:paragraph-properties fo:text-align="start" style:justify-single-word="false" fo:background-color="transparent" style:shadow="none" style:text-autospace="none">
        <style:tab-stops>
          <style:tab-stop style:position="9.8543in"/>
        </style:tab-stops>
        <style:background-image/>
      </style:paragraph-properties>
      <style:text-properties style:use-window-font-color="true" style:font-name="Times New Roman" fo:font-size="16pt" fo:font-style="italic" fo:font-weight="normal" fo:background-color="transparent" style:font-name-asian="Inconsolata-zi4r" style:font-size-asian="16pt" style:font-style-asian="italic" style:font-weight-asian="normal" style:font-name-complex="Inconsolata-zi4r" style:font-size-complex="16pt" style:font-style-complex="italic" style:font-weight-complex="normal"/>
    </style:style>
    <style:style style:name="P47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6pt" fo:font-style="italic" fo:font-weight="normal" fo:background-color="transparent" style:font-name-asian="Courier" style:font-size-asian="16pt" style:font-style-asian="italic" style:font-weight-asian="normal" style:font-name-complex="Courier" style:font-size-complex="16pt" style:font-style-complex="italic" style:font-weight-complex="normal"/>
    </style:style>
    <style:style style:name="P48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6pt" fo:font-weight="normal" fo:background-color="transparent" style:font-name-asian="NimbusMonL-Regu" style:font-size-asian="16pt" style:font-weight-asian="normal" style:font-name-complex="NimbusMonL-Regu" style:font-size-complex="16pt" style:font-weight-complex="normal"/>
    </style:style>
    <style:style style:name="P49" style:family="paragraph" style:parent-style-name="Standard">
      <style:paragraph-properties fo:margin-top="0in" fo:margin-bottom="0in" fo:text-align="start" style:justify-single-word="false" style:text-autospace="none">
        <style:tab-stops>
          <style:tab-stop style:position="9.8543in"/>
        </style:tab-stops>
      </style:paragraph-properties>
      <style:text-properties style:use-window-font-color="true" style:font-name="Times New Roman" fo:font-size="16pt" fo:font-weight="normal" fo:background-color="transparent" style:font-name-asian="Courier" style:font-size-asian="16pt" style:font-weight-asian="normal" style:font-name-complex="Courier" style:font-size-complex="16pt" style:font-weight-complex="normal"/>
    </style:style>
    <style:style style:name="P50" style:family="paragraph" style:parent-style-name="Standard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P51" style:family="paragraph" style:parent-style-name="Standard">
      <style:text-properties style:use-window-font-color="true" fo:font-size="16pt" fo:font-weight="normal" fo:background-color="transparent" style:font-size-asian="16pt" style:font-weight-asian="normal" style:font-size-complex="16pt" style:font-weight-complex="normal"/>
    </style:style>
    <style:style style:name="T1" style:family="text">
      <style:text-properties style:font-name-asian="Courier" style:font-name-complex="Courier"/>
    </style:style>
    <style:style style:name="T2" style:family="text">
      <style:text-properties style:font-name-asian="CMSLTT10" style:font-name-complex="CMSLTT10"/>
    </style:style>
    <style:style style:name="T3" style:family="text">
      <style:text-properties style:font-name-asian="NimbusMonL-Regu" style:font-name-complex="NimbusMonL-Regu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normal" style:font-name-asian="NimbusMonL-Regu" style:font-style-asian="normal" style:font-name-complex="NimbusMonL-Regu" style:font-style-complex="normal"/>
    </style:style>
    <style:style style:name="T6" style:family="text">
      <style:text-properties style:font-name="Times New Roman" fo:font-style="normal" style:font-name-asian="CMSLTT10" style:font-style-asian="normal" style:font-name-complex="CMSLTT10" style:font-style-complex="normal"/>
    </style:style>
    <style:style style:name="T7" style:family="text">
      <style:text-properties style:font-name="Times New Roman" fo:font-size="16pt" fo:font-style="normal" fo:font-weight="normal" style:font-name-asian="NimbusMonL-Regu" style:font-size-asian="16pt" style:font-style-asian="normal" style:font-weight-asian="normal" style:font-name-complex="NimbusMonL-Regu" style:font-size-complex="16pt" style:font-style-complex="normal" style:font-weight-complex="normal"/>
    </style:style>
    <style:style style:name="T8" style:family="text">
      <style:text-properties style:font-name="Times New Roman" fo:font-size="16pt" fo:font-style="normal" style:font-name-asian="NimbusMonL-Regu" style:font-size-asian="16pt" style:font-style-asian="normal" style:font-name-complex="NimbusMonL-Regu" style:font-size-complex="16pt" style:font-style-complex="normal"/>
    </style:style>
    <style:style style:name="T9" style:family="text">
      <style:text-properties style:font-name="Times New Roman" style:font-name-asian="NimbusMonL-Regu" style:font-name-complex="NimbusMonL-Regu"/>
    </style:style>
    <style:style style:name="T10" style:family="text">
      <style:text-properties style:font-name="Times New Roman" style:font-name-asian="Inconsolata-zi4r" style:font-name-complex="Inconsolata-zi4r"/>
    </style:style>
    <style:style style:name="T11" style:family="text">
      <style:text-properties style:font-name-asian="Inconsolata-zi4r" style:font-name-complex="Inconsolata-zi4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4pt" fo:font-style="normal" fo:font-weight="normal" style:font-name-asian="Inconsolata-zi4r" style:font-size-asian="14pt" style:font-style-asian="normal" style:font-weight-asian="normal" style:font-name-complex="Inconsolata-zi4r" style:font-size-complex="14pt" style:font-style-complex="normal" style:font-weight-complex="normal"/>
    </style:style>
    <style:style style:name="T14" style:family="text">
      <style:text-properties fo:font-style="normal" style:font-name-asian="NimbusMonL-Regu" style:font-style-asian="normal" style:font-name-complex="NimbusMonL-Regu" style:font-style-complex="normal"/>
    </style:style>
    <style:style style:name="T15" style:family="text">
      <style:text-properties fo:font-style="normal" fo:font-weight="normal" style:font-name-asian="NimbusMonL-Regu" style:font-style-asian="normal" style:font-weight-asian="normal" style:font-name-complex="NimbusMonL-Regu" style:font-style-complex="normal" style:font-weight-complex="normal"/>
    </style:style>
    <style:style style:name="T16" style:family="text">
      <style:text-properties fo:font-style="normal" style:font-name-asian="Courier" style:font-style-asian="normal" style:font-name-complex="Courier" style:font-style-complex="normal"/>
    </style:style>
    <style:style style:name="T17" style:family="text">
      <style:text-properties style:use-window-font-color="true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19" style:family="text">
      <style:text-properties fo:color="#000000" fo:font-size="18pt" style:font-size-asian="18pt" style:font-size-complex="18pt"/>
    </style:style>
    <style:style style:name="T20" style:family="text">
      <style:text-properties fo:color="#ff00cc"/>
    </style:style>
    <style:style style:name="T21" style:family="text">
      <style:text-properties fo:color="#ff00cc" fo:font-size="15pt" fo:font-style="normal" style:font-size-asian="15pt" style:font-style-asian="normal" style:font-size-complex="15pt" style:font-style-complex="normal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background-color="#ffff0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fo:background-color="#ffff00" style:font-weight-asian="bold" style:font-weight-complex="bold"/>
    </style:style>
    <style:style style:name="T26" style:family="text">
      <style:text-properties fo:color="#800000"/>
    </style:style>
    <style:style style:name="T27" style:family="text">
      <style:text-properties fo:color="#800000" fo:background-color="#ffff00"/>
    </style:style>
    <style:style style:name="T28" style:family="text">
      <style:text-properties fo:color="#ff33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xy &lt;- <text:s/>CreateColumnSpace( y= stockDb <text:s/>, response.column =<text:span text:style-name="T23"> 2</text:span><text:span text:style-name="T25"> </text:span>, <text:s/>lag.seq=1<text:span text:style-name="T27">:3</text:span><text:span text:style-name="T26">,</text:span> autoReg=F <text:s/>)</text:p>
      <text:p text:style-name="P26">xx &lt;- <text:s/>xy$xx <text:s text:c="2"/># xx is ordered by date (rownames)</text:p>
      <text:p text:style-name="P26"># make sure gold is not a predictor</text:p>
      <text:p text:style-name="P26">nn=colnames(xx)</text:p>
      <text:p text:style-name="P26">response = xy$response <text:s/></text:p>
      <text:p text:style-name="P26">response.name=xy$response.name</text:p>
      <text:p text:style-name="P26">colCt=dim(xx)[2]</text:p>
      <text:p text:style-name="P26"># leave out last 5 Days <text:s/>for testing</text:p>
      <text:p text:style-name="P26">L=length(response)</text:p>
      <text:p text:style-name="P26">response[L] <text:s text:c="36"/></text:p>
      <text:p text:style-name="P26"># set aside the last 2 rows </text:p>
      <text:p text:style-name="P26"># of both xx and response</text:p>
      <text:p text:style-name="P26">response.test = response[ (L-4):L ]</text:p>
      <text:p text:style-name="P26">xx.test = xx[ (L-4):L, ]</text:p>
      <text:p text:style-name="P26"># critical to an unbiased experiment. take out the data u wish to forecast</text:p>
      <text:p text:style-name="P26"># and saved; ps: u lost last 5 rows for testing and 2 rows for lags</text:p>
      <text:p text:style-name="P26">response = response[ 1:(L-5) ]</text:p>
      <text:p text:style-name="P26">xx <text:s text:c="8"/>= xx[ 1:(L-5) , ] <text:s text:c="2"/></text:p>
      <text:p text:style-name="P26">xx = as.data.frame( xx )</text:p>
      <text:p text:style-name="P26"/>
      <text:p text:style-name="P24"/>
      <text:p text:style-name="P16"># <text:s/>rgl.close();rgl.close();rgl.close();rgl.close();rgl.close();rgl.close()rgl.close();rgl.close()</text:p>
      <text:p text:style-name="P16">debug(JLo.Pts)</text:p>
      <text:p text:style-name="P16">L=length(response)</text:p>
      <text:p text:style-name="P16">win=(L-23):L</text:p>
      <text:p text:style-name="P24">for( ii in 1:10 ) {</text:p>
      <text:p text:style-name="P24">ss = df.bn[ ii, 1:sampleSize ]</text:p>
      <text:p text:style-name="P24">JLo.Pts( response, xx=xx, xx.test=xx.test, X=ss, degree=2, span=0.2, response.name=response.name, gridSize=40, win=win )</text:p>
      <text:p text:style-name="P24">} <text:s/># end for </text:p>
      <text:p text:style-name="P24"/>
      <text:p text:style-name="P16">nn = names(xx) <text:s text:c="2"/># stockDb</text:p>
      <text:p text:style-name="P16"><text:s text:c="11"/>#varSel=c( "adm.grainsoy", "hormel", "ibm" ) <text:span text:style-name="T10"><text:s/></text:span><text:s text:c="2"/></text:p>
      <text:p text:style-name="P33">ss=c( 58, 140 ) <text:s text:c="2"/># number 2 was the response <text:s/></text:p>
      <text:p text:style-name="P33">undebug(JLo.Pts)</text:p>
      <text:p text:style-name="P16">JLo.Pts( response=stockDbs[,2], xx=stockDbs[,-2], X=5:6, degree=1, span=0.20, </text:p>
      <text:p text:style-name="P49">response.name=response.name, gridSize=50 ) <text:s text:c="2"/><text:span text:style-name="T24"><text:s text:c="2"/></text:span><text:s text:c="13"/></text:p>
      <text:p text:style-name="P6"/>
      <text:p text:style-name="P6">library(forecast)</text:p>
      <text:p text:style-name="P16">with( dd, JLo.Pts( response=response.name, xx=dd, X=ss[2:3], degree=2, span=0.2, </text:p>
      <text:p text:style-name="P32">response.name='Archer midland daniels', gridSize=40, win=win ) <text:s text:c="2"/>)</text:p>
      <text:p text:style-name="P32">names(dd)</text:p>
      <text:p text:style-name="P32">[1] "archer" "hormel" "ibm"</text:p>
      <text:p text:style-name="P32"/>
      <text:p text:style-name="P18">JLo.Pts = function( response, xx=xx<text:span text:style-name="T28">, xx.test=xx.test,</text:span> X=ss, degree=2, span=0.25, </text:p>
      <text:p text:style-name="P18">response.name=response.name, gridSize=40, weights=wts, win=1:length(response) )</text:p>
      <text:p text:style-name="P18">{ </text:p>
      <text:p text:style-name="P8">dd = as.data.frame( xx[ , X <text:s/>] )</text:p>
      <text:p text:style-name="P2">mod<text:span text:style-name="T2">&lt;-loess( response~., degree=degree, <text:s/>span=span, <text:s/>data=dd, <text:s text:c="2"/></text:span></text:p>
      <text:p text:style-name="P6"><text:s text:c="9"/>control=loess.control(surface="direct", trace.hat="exact" ) <text:s text:c="2"/>) <text:s/><text:span text:style-name="T14"><text:s/></text:span></text:p>
      <text:p text:style-name="P12"># replace or update with segmented regression</text:p>
      <text:p text:style-name="P29">xt = as.data.frame( xx.test[ , X ] )</text:p>
      <text:p text:style-name="P47">pred.mod =predict( mod, newdata = xt )</text:p>
      <text:p text:style-name="P44"><text:span text:style-name="T16">mod.error = mean( abs( resid(mod) )</text:span><text:span text:style-name="T2"> )</text:span></text:p>
      <text:p text:style-name="P44"><text:span text:style-name="T22">au.mod</text:span> <text:s text:c="2"/>= <text:s/>auto.arima( mod<text:span text:style-name="T19">$residuals</text:span>, <text:span text:style-name="T20">max.p=4, max.q=3 <text:s/></text:span><text:s/>)</text:p>
      <text:p text:style-name="P44">au.error = abs( <text:s/>sd( <text:s/>resid( au.mod ) <text:s text:c="2"/>) <text:s text:c="2"/>)</text:p>
      <text:p text:style-name="P44">pred.au <text:s/>= <text:s/><text:span text:style-name="T22">forecast( <text:s text:c="2"/>au.mod</text:span> <text:span text:style-name="T22">, h=5 <text:s/></text:span><text:span text:style-name="T21"><text:s/></text:span><text:span text:style-name="T22"><text:s/>)$mean</text:span></text:p>
      <text:p text:style-name="P43">pr = pred.mod + pred.au</text:p>
      <text:p text:style-name="P43">nn = names(xx);</text:p>
      <text:p text:style-name="P3"/>
      <text:p text:style-name="P13">kdSurface = <text:span text:style-name="T12">KDSurface( x=dd[ ,1], y=dd[ ,2], <text:s/>varNames=nn[X], gridSize=gridSize )</text:span></text:p>
      <text:p text:style-name="P2"/>
      <text:p text:style-name="P9">gridIron&lt;-expand.grid(pr1=kdSurface$x1, pr2=kdSurface$x2 )</text:p>
      <text:p text:style-name="P9">gridIron.Index &lt;-expand.grid(ind1=1:length(kdSurface$x1), ind2=1:length(kdSurface$x2 ) <text:s/>)</text:p>
      <text:p text:style-name="P11">nb=rep( 0, nrow(gridIron))</text:p>
      <text:p text:style-name="P10">for( ii in 1:nrow(gridIron) )</text:p>
      <text:p text:style-name="P10"><text:s text:c="6"/>nb [ii]=sum( abs(gridIron[ii,]-xx.test[1,X]) ) </text:p>
      <text:p text:style-name="P16">wh.nb=which.min( nb ) # this is the nearest nbr to xy coord</text:p>
      <text:p text:style-name="P17"/>
      <text:p text:style-name="P16">ind = <text:span text:style-name="T6">gridIron.Index[ wh.nb , ] <text:s/># row and col index</text:span></text:p>
      <text:p text:style-name="P8">ind=unlist(ind) </text:p>
      <text:p text:style-name="P16">support.prob <text:s/>= <text:span text:style-name="T9">kdSurface$fhat[ ind[1], ind[2] <text:s/>]</text:span></text:p>
      <text:p text:style-name="P1">zd = as.vector(kdSurface$fhat)</text:p>
      <text:p text:style-name="P1">oo=order(zd)</text:p>
      <text:p text:style-name="P1">zdo=zd[oo]</text:p>
      <text:p text:style-name="P1">wh=which( support.prob == zdo )</text:p>
      <text:p text:style-name="P16">L=length(response)</text:p>
      <text:p text:style-name="P16">pctL = wh/L <text:s/># approx percentile of support.prob</text:p>
      <text:p text:style-name="P16">colorMaps = KDSurfaceColors( x=dd[,1], y=dd[,2], gridsize=gridSize )</text:p>
      <text:p text:style-name="P4">fi=fitted(<text:span text:style-name="T3">mod</text:span>)+fitted(au.mod)</text:p>
      <text:p text:style-name="P7"/>
      <text:p text:style-name="P37">windows()</text:p>
      <text:p text:style-name="P30"><text:span text:style-name="T18">plot( win, response[win], t='l', col='red', main=paste( names(dd) , X, collapse=' <text:s/>'), sub=paste( 'loess with auto-regressive error', round(</text:span><text:span text:style-name="T17">au.error,3)</text:span><text:span text:style-name="T18"> <text:s/>), ylim=range( response[win] ) <text:s/>) <text:s text:c="2"/></text:span></text:p>
      <text:p text:style-name="P35">lines( win, fi[win], col='blue')</text:p>
      <text:p text:style-name="P35">res.au=resid(au.mod) </text:p>
      <text:p text:style-name="P38"><text:span text:style-name="T5">res=a.res.au=abs(</text:span><text:span text:style-name="T8"> resid( au.mod ) </text:span><text:span text:style-name="T5">)</text:span></text:p>
      <text:p text:style-name="P31">lines( win, res+min(response[win]), t='l', lwd=1.0, col='green4' <text:s/>)</text:p>
      <text:p text:style-name="P36">rw.error = mean( abs( diff(response) ) ) <text:s text:c="3"/># a random walk <text:s/>model of the response alone</text:p>
      <text:p text:style-name="P31">plot( density( <text:span text:style-name="T22">diff(response) </text:span><text:s/>) , t='l', col='red' , main=paste( ' random walk error model of the response: ', round( rw.error, 3 ) <text:s/>) )</text:p>
      <text:p text:style-name="P31">lines(density( resid(mod) ), t='l', col='orange4' )</text:p>
      <text:p text:style-name="P31">lines(density( resid(au.mod) ), t='l', col='green4' )</text:p>
      <text:p text:style-name="P31">title( sub=paste( 'mod.error ', round( <text:span text:style-name="T1">mod.error </text:span>, 3 ) , ' <text:s/>au error ', round(au.error,3), sep='' ) <text:s text:c="2"/>) </text:p>
      <text:p text:style-name="P40">colorTime=colorGr<text:span text:style-name="T1">adient( zz=fi <text:s/>);</text:span><text:span text:style-name="T16"> </text:span></text:p>
      <text:p text:style-name="P41">colorTime=colorTime[win]</text:p>
      <text:p text:style-name="P41">ddr= cbind( dd, z = as.vector( fi ) <text:s/>) </text:p>
      <text:p text:style-name="P41"># windowed time series <text:s text:c="2"/>recent </text:p>
      <text:p text:style-name="P41">ddr = ddr[ win, ]</text:p>
      <text:p text:style-name="P41">ddrs = apply( ddr, 2, scale ) <text:s/># scaled 2 eVars and response </text:p>
      <text:p text:style-name="P41">xts = scale (xt) <text:s/># scaled test data </text:p>
      <text:p text:style-name="P41">prs=scale(pr)</text:p>
      <text:p text:style-name="P41">delta=mean( abs( pr-response.test) )</text:p>
      <text:p text:style-name="P39">if( delta &gt; 64 ) return();</text:p>
      <text:p text:style-name="P5"/>
      <text:p text:style-name="P5">open3d()</text:p>
      <text:p text:style-name="P41">material3d( texminfilter= "linear" )</text:p>
      <text:p text:style-name="P41">nn=colnames(ddrs)[1:2]</text:p>
      <text:p text:style-name="P41">zLim=range( ddrs[,3] <text:s/>) <text:s/></text:p>
      <text:p text:style-name="P42"/>
      <text:p text:style-name="P16">plot3d( <text:s/>ddrs, type="s", size=1.15, col=colorTime , main='',</text:p>
      <text:p text:style-name="P16"><text:s text:c="13"/>xlab=nn[1] , ylab=nn[2], zlab=response.name, <text:s/></text:p>
      <text:p text:style-name="P16"><text:s text:c="13"/>xlim=range( c(ddrs[,1], xts[,1]) ), ylim=range( c(ddrs[,2], xts[,2]) ), zlim=zLim <text:s/>) <text:s/></text:p>
      <text:p text:style-name="P16"/>
      <text:p text:style-name="P16">pp=paste( X, sep=' ', collapse='+')</text:p>
      <text:p text:style-name="P16">mod.error=mean( abs( resid( <text:span text:style-name="T9">mod</text:span> ) ) <text:s text:c="4"/>)</text:p>
      <text:p text:style-name="P16">title3d( main = paste( round( delta, 3 ), ' support ', round(support.prob,3), collapse=' ' ), <text:s/>sub=paste( ' error: ', round(mod.error,3), ' au.error: ', round(au.error<text:span text:style-name="T5">,3)</text:span> <text:s/>) <text:s/>) <text:s text:c="4"/></text:p>
      <text:p text:style-name="P16">grid3d(side="z", at = NULL, col = "black", lwd = 2, lty = 1, n = 5)</text:p>
      <text:p text:style-name="P16"># <text:s text:c="2"/>names(kdSurface) = <text:s/>c('x','y','z') <text:s text:c="16"/># c("x1" , "x2", "zden")</text:p>
      <text:p text:style-name="P25"># this is not scaled <text:s/>problem!</text:p>
      <text:p text:style-name="P20"><text:span text:style-name="T12">show2d( <text:s text:c="2"/>image( </text:span><text:span text:style-name="T7">x=scale(kdSurface$x1), y=scale(kdSurface$x2), </text:span><text:span text:style-name="T12"><text:s text:c="3"/></text:span></text:p>
      <text:p text:style-name="P21"><text:s text:c="30"/>z=matrix(kdSurface$fhat,ncol=gridSize,nrow=gridSize),</text:p>
      <text:p text:style-name="P21"><text:s text:c="30"/><text:span text:style-name="T4">col=colorMaps$colorTime ),</text:span> face='z'<text:span text:style-name="T8"> </text:span><text:s/>) </text:p>
      <text:p text:style-name="P46"/>
      <text:p text:style-name="P45"/>
      <text:p text:style-name="P21">open3d()</text:p>
      <text:p text:style-name="P14">persp3d( <text:s/><text:span text:style-name="T1">x=</text:span>kdSurface$x1<text:span text:style-name="T1">, y=</text:span><text:bookmark-start text:name="DDE_LINK11211"/>kdSurface$x<text:bookmark-end text:name="DDE_LINK11211"/>2<text:span text:style-name="T1">, <text:s/>z=kdSurface$fhat, <text:s/></text:span></text:p>
      <text:p text:style-name="P14"><text:s text:c="16"/><text:span text:style-name="T11">col=colorMaps$colorTime, alpha=colorMaps$colorAlpha</text:span> <text:span text:style-name="T14">,</text:span><text:span text:style-name="T11"> </text:span><text:s/></text:p>
      <text:p text:style-name="P14"><text:s text:c="16"/>ann=T, add=F, top=T, xlab="", ylab="", zlab="" )</text:p>
      <text:p text:style-name="P27"/>
      <text:p text:style-name="P14">show2d( <text:span text:style-name="T15">contour(x=kdSurface$x1, y=kdSurface$x2, z = kdSurface$fhat, </text:span><text:span text:style-name="T13">col=colorMaps$colorTime</text:span><text:span text:style-name="T15">, nlevels=5 ), face='z' )</text:span></text:p>
      <text:p text:style-name="P15"/>
      <text:p text:style-name="P28"/>
      <text:p text:style-name="P19">title3d( <text:span text:style-name="T12">xlab = nn[1], ylab = varNames[2], zlab = response.name,</text:span></text:p>
      <text:p text:style-name="P16">main =paste( support.prob, xt, collapse='; ' ), </text:p>
      <text:p text:style-name="P48">sub=paste( 'approx degrees of freedom trace:', mod$trace.hat) <text:s/>); </text:p>
      <text:p text:style-name="P46"/>
      <text:p text:style-name="P22"># next image</text:p>
      <text:p text:style-name="P23">#readline(prompt='tap something' <text:s/>)</text:p>
      <text:p text:style-name="P34"/>
      <text:p text:style-name="P23"># rgl.close(); <text:s/>rgl.close();rgl.close(); <text:s/>rgl.close();</text:p>
      <text:p text:style-name="P18">} <text:s/># end of fun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SLTT10" svg:font-family="CMSLTT10"/>
    <style:font-face style:name="Inconsolata-zi4r" svg:font-family="Inconsolata-zi4r"/>
    <style:font-face style:name="NimbusMonL-Regu" svg:font-family="NimbusMonL-Regu"/>
    <style:font-face style:name="Times New Roman1" svg:font-family="'Times New Roman'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8-02-09T07:38:30.76</meta:creation-date>
    <dc:date>2019-12-14T17:26:18.12</dc:date>
    <dc:creator>Lloyd L</dc:creator>
    <meta:editing-duration>P14DT8H43M37S</meta:editing-duration>
    <meta:editing-cycles>336</meta:editing-cycles>
    <meta:generator>OpenOffice/4.1.6$Win32 OpenOffice.org_project/416m1$Build-9790</meta:generator>
    <meta:document-statistic meta:table-count="0" meta:image-count="0" meta:object-count="0" meta:page-count="1" meta:paragraph-count="120" meta:word-count="717" meta:character-count="5621"/>
  </office:meta>
</office:document-meta>
</file>